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13" office:value-type="string" calcext:value-type="string">
            <text:p>2022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:.N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:.N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:.N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:.N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8:.N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:.N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0:.N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1:.N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2:.N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3:.N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4:.N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5:.N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6:.N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7:.N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8:.N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9:.N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20:.N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1:.N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2:.N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4:.N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5:.N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6:.N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7:.N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8:.N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9:.N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30:.N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31:.N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32:.N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33:.N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4:.N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5:.N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6:.N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7:.N3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9:.N3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40:.N4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1:.N4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2:.N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3:.N4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4:.N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5:.N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6:.N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7:.N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8:.N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9:.N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0:.N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1:.N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2:.N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3:.N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54:.N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55:.N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56:.N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7:.N5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9:.N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0:.N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1:.N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2:.N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3:.N6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4:.N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5:.N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6:.N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7:.N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8:.N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9:.N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0:.N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1:.N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2:.N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3:.N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4:.N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5:.N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6:.N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7:.N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8:.N7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0:.N8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1:.N8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2:.N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3:.N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4:.N8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5:.N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6:.N8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7:.N8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8:.N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9:.N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0:.N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1:.N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2:.N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3:.N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4:.N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95:.N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96:.N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97:.N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98:.N98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99])" office:value-type="float" office:value="10" calcext:value-type="float">
            <text:p>10</text:p>
          </table:table-cell>
          <table:table-cell table:style-name="ce7" table:formula="of:=SUM([.E4:.E99])" office:value-type="float" office:value="10" calcext:value-type="float">
            <text:p>10</text:p>
          </table:table-cell>
          <table:table-cell table:style-name="ce10" table:formula="of:=SUM([.F4:.F99])" office:value-type="float" office:value="10" calcext:value-type="float">
            <text:p>10</text:p>
          </table:table-cell>
          <table:table-cell table:style-name="ce10" table:formula="of:=SUM([.G4:.G99])" office:value-type="float" office:value="10" calcext:value-type="float">
            <text:p>10</text:p>
          </table:table-cell>
          <table:table-cell table:style-name="ce7" table:formula="of:=SUM([.H4:.H99])" office:value-type="float" office:value="10" calcext:value-type="float">
            <text:p>10</text:p>
          </table:table-cell>
          <table:table-cell table:style-name="ce7" table:formula="of:=SUM([.I4:.I99])" office:value-type="float" office:value="10" calcext:value-type="float">
            <text:p>10</text:p>
          </table:table-cell>
          <table:table-cell table:style-name="ce10" table:formula="of:=SUM([.J4:.J99])" office:value-type="float" office:value="10" calcext:value-type="float">
            <text:p>10</text:p>
          </table:table-cell>
          <table:table-cell table:style-name="ce7" table:formula="of:=SUM([.K4:.K99])" office:value-type="float" office:value="10" calcext:value-type="float">
            <text:p>10</text:p>
          </table:table-cell>
          <table:table-cell table:style-name="ce10" table:formula="of:=SUM([.L4:.L99])" office:value-type="float" office:value="10" calcext:value-type="float">
            <text:p>10</text:p>
          </table:table-cell>
          <table:table-cell table:style-name="ce7" table:formula="of:=SUM([.M4:.M99])" office:value-type="float" office:value="10" calcext:value-type="float">
            <text:p>10</text:p>
          </table:table-cell>
          <table:table-cell table:style-name="ce4"/>
          <table:table-cell table:style-name="ce2" table:formula="of:=SUM([.O4:.O99])" office:value-type="float" office:value="100" calcext:value-type="float">
            <text:p>100</text:p>
          </table:table-cell>
        </table:table-row>
        <table:table-row table:style-name="ro1" table:number-rows-repeated="10484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10:54:48.673191558</dc:date>
    <meta:editing-duration>PT3H13M49S</meta:editing-duration>
    <meta:editing-cycles>29</meta:editing-cycles>
    <meta:generator>LibreOffice/7.3.7.2$Linux_X86_64 LibreOffice_project/30$Build-2</meta:generator>
    <meta:document-statistic meta:table-count="1" meta:cell-count="519" meta:object-count="0"/>
  </office:meta>
</office:document-meta>
</file>